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37in"/>
    </style:style>
    <style:style style:name="co2" style:family="table-column">
      <style:table-column-properties fo:break-before="auto" style:column-width="1.9772in"/>
    </style:style>
    <style:style style:name="co3" style:family="table-column">
      <style:table-column-properties fo:break-before="auto" style:column-width="3.5398in"/>
    </style:style>
    <style:style style:name="co4" style:family="table-column">
      <style:table-column-properties fo:break-before="auto" style:column-width="2.6764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style:rotation-align="none" fo:border-top="0.0008in solid #000000"/>
      <style:paragraph-properties fo:text-align="justify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style:rotation-align="none" fo:border-top="0.0008in solid #000000"/>
      <style:paragraph-properties fo:text-align="justify" fo:margin-left="0in"/>
    </style:style>
    <style:style style:name="ce13" style:family="table-cell" style:parent-style-name="Default">
      <style:table-cell-properties fo:border-bottom="0.0008in solid #000000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4" table:number-rows-spanned="1">
            <text:p>Group Members: Seong Bin Park, Sanchit Sharma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 table:visibility="collapse">
          <table:table-cell table:style-name="ce2"/>
          <table:table-cell table:style-name="Default"/>
          <table:table-cell table:number-columns-repeated="4"/>
        </table:table-row>
        <table:table-row table:style-name="ro2" table:visibility="collapse">
          <table:table-cell/>
          <table:table-cell table:style-name="Default"/>
          <table:table-cell table:number-columns-repeated="4"/>
        </table:table-row>
        <table:table-row table:style-name="ro3">
          <table:table-cell table:style-name="ce3" office:value-type="string">
            <text:p>Use Case</text:p>
          </table:table-cell>
          <table:table-cell table:style-name="ce3" office:value-type="string">
            <text:p>Equivalence Class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DATA</text:p>
          </table:table-cell>
          <table:table-cell/>
        </table:table-row>
        <table:table-row table:style-name="ro2">
          <table:table-cell table:style-name="ce4" office:value-type="string" table:number-columns-spanned="4" table:number-rows-spanned="1">
            <text:p>LOGIN UI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3" office:value-type="string">
            <text:p>Users</text:p>
          </table:table-cell>
          <table:table-cell table:style-name="ce13" office:value-type="string">
            <text:p>Admin</text:p>
          </table:table-cell>
        </table:table-row>
        <table:table-row table:style-name="ro2">
          <table:table-cell table:style-name="ce3" office:value-type="string" table:number-columns-spanned="1" table:number-rows-spanned="6">
            <text:p>Login Button</text:p>
          </table:table-cell>
          <table:table-cell table:style-name="ce3" office:value-type="string" table:number-columns-spanned="1" table:number-rows-spanned="4">
            <text:p>Do Nothing on Error</text:p>
          </table:table-cell>
          <table:table-cell office:value-type="string">
            <text:p>[]</text:p>
          </table:table-cell>
          <table:table-cell office:value-type="string">
            <text:p>does nothing</text:p>
          </table:table-cell>
          <table:table-cell table:style-name="ce14" office:value-type="string">
            <text:p>user1</text:p>
          </table:table-cell>
          <table:table-cell table:style-name="ce14" office:value-type="string">
            <text:p>admin</text:p>
          </table:table-cell>
        </table:table-row>
        <table:table-row table:style-name="ro2">
          <table:covered-table-cell/>
          <table:covered-table-cell table:style-name="Default"/>
          <table:table-cell office:value-type="string">
            <text:p>[a]</text:p>
          </table:table-cell>
          <table:table-cell office:value-type="string">
            <text:p>does nothing</text:p>
          </table:table-cell>
          <table:table-cell table:style-name="ce14" office:value-type="string">
            <text:p>user2</text:p>
          </table:table-cell>
          <table:table-cell table:style-name="ce14"/>
        </table:table-row>
        <table:table-row table:style-name="ro2">
          <table:covered-table-cell/>
          <table:covered-table-cell table:style-name="Default"/>
          <table:table-cell office:value-type="string">
            <text:p>[user],[use],[user.],[admi],[admin.]</text:p>
          </table:table-cell>
          <table:table-cell office:value-type="string">
            <text:p>does nothing</text:p>
          </table:table-cell>
          <table:table-cell table:style-name="ce14" office:value-type="string">
            <text:p>user3</text:p>
          </table:table-cell>
          <table:table-cell table:style-name="ce14"/>
        </table:table-row>
        <table:table-row table:style-name="ro2">
          <table:covered-table-cell/>
          <table:covered-table-cell table:style-name="Default"/>
          <table:table-cell office:value-type="string">
            <text:p>[user4],[user0]</text:p>
          </table:table-cell>
          <table:table-cell office:value-type="string">
            <text:p>does nothing</text:p>
          </table:table-cell>
          <table:table-cell table:number-columns-repeated="2"/>
        </table:table-row>
        <table:table-row table:style-name="ro2">
          <table:covered-table-cell/>
          <table:table-cell table:style-name="ce3" office:value-type="string" table:number-columns-spanned="1" table:number-rows-spanned="2">
            <text:p>Login on Successful Find</text:p>
          </table:table-cell>
          <table:table-cell office:value-type="string">
            <text:p>[user1],[user2],[user3]</text:p>
          </table:table-cell>
          <table:table-cell office:value-type="string">
            <text:p>Log in and show User UI</text:p>
          </table:table-cell>
          <table:table-cell table:number-columns-repeated="2"/>
        </table:table-row>
        <table:table-row table:style-name="ro2">
          <table:covered-table-cell/>
          <table:covered-table-cell table:style-name="ce7"/>
          <table:table-cell office:value-type="string">
            <text:p>[admin]</text:p>
          </table:table-cell>
          <table:table-cell office:value-type="string">
            <text:p>Log in and show Admin UI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4" office:value-type="string" table:number-columns-spanned="4" table:number-rows-spanned="1">
            <text:p>ADMIN UI – admin</text:p>
          </table:table-cell>
          <table:covered-table-cell table:style-name="ce7"/>
          <table:covered-table-cell table:number-columns-repeated="2"/>
          <table:table-cell/>
          <table:table-cell table:style-name="ce13" office:value-type="string">
            <text:p>user1 Album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ce14" office:value-type="string">
            <text:p>a1</text:p>
          </table:table-cell>
        </table:table-row>
        <table:table-row table:style-name="ro4">
          <table:table-cell table:style-name="ce5" office:value-type="string" table:number-columns-spanned="1" table:number-rows-spanned="4">
            <text:p>Create Button</text:p>
            <text:p>Create User</text:p>
          </table:table-cell>
          <table:table-cell table:style-name="ce3" office:value-type="string" table:number-columns-spanned="1" table:number-rows-spanned="3">
            <text:p>Error Window </text:p>
          </table:table-cell>
          <table:table-cell office:value-type="string">
            <text:p>[]</text:p>
          </table:table-cell>
          <table:table-cell office:value-type="string">
            <text:p>Please enter a valid name</text:p>
          </table:table-cell>
          <table:table-cell/>
          <table:table-cell table:style-name="ce14" office:value-type="string">
            <text:p>a2</text:p>
          </table:table-cell>
        </table:table-row>
        <table:table-row table:style-name="ro2">
          <table:covered-table-cell table:style-name="ce6"/>
          <table:covered-table-cell table:style-name="Default"/>
          <table:table-cell office:value-type="string">
            <text:p>[user1],[user2],[user3],[User1]</text:p>
          </table:table-cell>
          <table:table-cell office:value-type="string">
            <text:p>Name already exists</text:p>
          </table:table-cell>
          <table:table-cell/>
          <table:table-cell table:style-name="ce14" office:value-type="string">
            <text:p>a3</text:p>
          </table:table-cell>
        </table:table-row>
        <table:table-row table:style-name="ro2">
          <table:covered-table-cell/>
          <table:covered-table-cell table:style-name="Default"/>
          <table:table-cell office:value-type="string">
            <text:p>[admin],[Admin]</text:p>
          </table:table-cell>
          <table:table-cell office:value-type="string">
            <text:p>Name already exists</text:p>
          </table:table-cell>
          <table:table-cell table:number-columns-repeated="2"/>
        </table:table-row>
        <table:table-row table:style-name="ro2">
          <table:covered-table-cell/>
          <table:table-cell table:style-name="ce3" office:value-type="string">
            <text:p>Action Success</text:p>
          </table:table-cell>
          <table:table-cell office:value-type="string">
            <text:p>[user4],[user],[admin1]</text:p>
          </table:table-cell>
          <table:table-cell office:value-type="string">
            <text:p>User Saved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2">
            <text:p>Delete Button</text:p>
            <text:p>Delete User</text:p>
          </table:table-cell>
          <table:table-cell table:style-name="ce10" office:value-type="string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 table:style-name="ce7"/>
          <table:table-cell table:style-name="ce10" office:value-type="string">
            <text:p>Action Success</text:p>
          </table:table-cell>
          <table:table-cell office:value-type="string">
            <text:p>Choice – [user4]</text:p>
          </table:table-cell>
          <table:table-cell office:value-type="string">
            <text:p>Deletes selection, refreshes lis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4" office:value-type="string" table:number-columns-spanned="4" table:number-rows-spanned="1">
            <text:p>USER UI – user1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4">
          <table:table-cell table:style-name="ce5" office:value-type="string" table:number-columns-spanned="1" table:number-rows-spanned="4">
            <text:p>Create Button</text:p>
            <text:p>Create Album</text:p>
          </table:table-cell>
          <table:table-cell table:style-name="ce8" office:value-type="string" table:number-columns-spanned="1" table:number-rows-spanned="3">
            <text:p>Error Window</text:p>
          </table:table-cell>
          <table:table-cell office:value-type="string">
            <text:p>[]</text:p>
          </table:table-cell>
          <table:table-cell office:value-type="string">
            <text:p>Please enter a valid name</text:p>
          </table:table-cell>
          <table:table-cell table:number-columns-repeated="2"/>
        </table:table-row>
        <table:table-row table:style-name="ro2">
          <table:covered-table-cell/>
          <table:covered-table-cell table:style-name="ce8"/>
          <table:table-cell office:value-type="string">
            <text:p>[a1],[a2],[a3]</text:p>
          </table:table-cell>
          <table:table-cell office:value-type="string">
            <text:p>Album Name already exists</text:p>
          </table:table-cell>
          <table:table-cell table:number-columns-repeated="2"/>
        </table:table-row>
        <table:table-row table:style-name="ro2">
          <table:covered-table-cell/>
          <table:covered-table-cell table:style-name="ce8"/>
          <table:table-cell office:value-type="string">
            <text:p>[asdfjkl;asdfjkl;asdfjkl;asdfjkl;asdfjkl;a]</text:p>
          </table:table-cell>
          <table:table-cell office:value-type="string">
            <text:p>Album Name cannot exceed * characters</text:p>
          </table:table-cell>
          <table:table-cell table:style-name="ce10" office:value-type="string">
            <text:p>not implemented</text:p>
          </table:table-cell>
          <table:table-cell/>
        </table:table-row>
        <table:table-row table:style-name="ro2">
          <table:covered-table-cell/>
          <table:table-cell office:value-type="string">
            <text:p>Action Success</text:p>
          </table:table-cell>
          <table:table-cell office:value-type="string">
            <text:p>[a4],[a]</text:p>
          </table:table-cell>
          <table:table-cell office:value-type="string">
            <text:p>Save Success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2">
            <text:p>Delete Button</text:p>
            <text:p>Delete Album</text:p>
          </table:table-cell>
          <table:table-cell office:value-type="string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Action Success</text:p>
          </table:table-cell>
          <table:table-cell office:value-type="string">
            <text:p>Choice – [a]</text:p>
          </table:table-cell>
          <table:table-cell office:value-type="string">
            <text:p>Delete Success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3">
            <text:p>Rename Button</text:p>
            <text:p>Rename Album</text:p>
          </table:table-cell>
          <table:table-cell table:style-name="ce8" office:value-type="string" table:number-columns-spanned="1" table:number-rows-spanned="2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/>
          <table:covered-table-cell table:style-name="ce8"/>
          <table:table-cell office:value-type="string">
            <text:p>[a4],[a1],[a2],[a3]</text:p>
          </table:table-cell>
          <table:table-cell office:value-type="string">
            <text:p>Album name Exists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Action Success</text:p>
          </table:table-cell>
          <table:table-cell office:value-type="string">
            <text:p>[a4] -&gt; [a]</text:p>
          </table:table-cell>
          <table:table-cell office:value-type="string">
            <text:p>Save Success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2">
            <text:p>Open Button</text:p>
            <text:p>Open Album</text:p>
          </table:table-cell>
          <table:table-cell office:value-type="string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Action Success</text:p>
          </table:table-cell>
          <table:table-cell office:value-type="string">
            <text:p>Choice – [a]</text:p>
          </table:table-cell>
          <table:table-cell office:value-type="string">
            <text:p>show Album UI</text:p>
          </table:table-cell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5">
            <text:p>Search Button</text:p>
            <text:p>Search Photos</text:p>
          </table:table-cell>
          <table:table-cell table:style-name="ce8" office:value-type="string" table:number-columns-spanned="1" table:number-rows-spanned="3">
            <text:p>Error Window</text:p>
          </table:table-cell>
          <table:table-cell office:value-type="string">
            <text:p>[],[](Date), [4/8/16][](Date)</text:p>
          </table:table-cell>
          <table:table-cell office:value-type="string">
            <text:p>We need proper attributes</text:p>
          </table:table-cell>
          <table:table-cell table:number-columns-repeated="2"/>
        </table:table-row>
        <table:table-row table:style-name="ro2">
          <table:covered-table-cell table:style-name="ce7"/>
          <table:covered-table-cell/>
          <table:table-cell office:value-type="string">
            <text:p>[4/9/16][4/8/16](Date)</text:p>
          </table:table-cell>
          <table:table-cell office:value-type="string">
            <text:p>We need proper attributes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[],[](Tag), [PEOPLE][](Tag), [][s](Tag</text:p>
          </table:table-cell>
          <table:table-cell office:value-type="string">
            <text:p>We need proper attributes</text:p>
          </table:table-cell>
          <table:table-cell table:number-columns-repeated="2"/>
        </table:table-row>
        <table:table-row table:style-name="ro2">
          <table:covered-table-cell/>
          <table:table-cell table:style-name="ce8" office:value-type="string" table:number-columns-spanned="1" table:number-rows-spanned="2">
            <text:p>Action Success</text:p>
          </table:table-cell>
          <table:table-cell office:value-type="string">
            <text:p>[4/8/16][4/8/16]</text:p>
          </table:table-cell>
          <table:table-cell office:value-type="string">
            <text:p>show Album UI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[PEOPLE][me]</text:p>
          </table:table-cell>
          <table:table-cell office:value-type="string">
            <text:p>show Album UI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4" office:value-type="string" table:number-columns-spanned="4" table:number-rows-spanned="1">
            <text:p>ALBUM UI – a1</text:p>
          </table:table-cell>
          <table:covered-table-cell table:number-columns-repeated="2" table:style-name="ce11"/>
          <table:covered-table-cell table:style-name="ce12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8" office:value-type="string" table:number-columns-spanned="1" table:number-rows-spanned="5">
            <text:p>Add Photo</text:p>
          </table:table-cell>
          <table:table-cell table:style-name="ce8" office:value-type="string" table:number-columns-spanned="1" table:number-rows-spanned="4">
            <text:p>Error Window</text:p>
          </table:table-cell>
          <table:table-cell office:value-type="string">
            <text:p>[](path), [img/], [img/3.png],[user/user1/albums]</text:p>
          </table:table-cell>
          <table:table-cell office:value-type="string">
            <text:p>Not a valid path</text:p>
          </table:table-cell>
          <table:table-cell table:number-columns-repeated="2"/>
        </table:table-row>
        <table:table-row table:style-name="ro2">
          <table:covered-table-cell table:style-name="ce9"/>
          <table:covered-table-cell/>
          <table:table-cell office:value-type="string">
            <text:p>[img/1.jpg][img/4.jpg]</text:p>
          </table:table-cell>
          <table:table-cell office:value-type="string">
            <text:p>Path already exists</text:p>
          </table:table-cell>
          <table:table-cell table:number-columns-repeated="2"/>
        </table:table-row>
        <table:table-row table:style-name="ro2">
          <table:covered-table-cell table:style-name="ce9"/>
          <table:covered-table-cell/>
          <table:table-cell office:value-type="string">
            <text:p>[](name)</text:p>
          </table:table-cell>
          <table:table-cell office:value-type="string">
            <text:p>Please enter a valid name</text:p>
          </table:table-cell>
          <table:table-cell table:number-columns-repeated="2"/>
        </table:table-row>
        <table:table-row table:style-name="ro2">
          <table:covered-table-cell table:style-name="ce9"/>
          <table:covered-table-cell/>
          <table:table-cell office:value-type="string">
            <text:p>[test](name)</text:p>
          </table:table-cell>
          <table:table-cell office:value-type="string">
            <text:p>Photo name already exists</text:p>
          </table:table-cell>
          <table:table-cell table:number-columns-repeated="2"/>
        </table:table-row>
        <table:table-row table:style-name="ro2">
          <table:covered-table-cell table:style-name="ce9"/>
          <table:table-cell office:value-type="string">
            <text:p>Action Success</text:p>
          </table:table-cell>
          <table:table-cell office:value-type="string">
            <text:p>[img/2.jpg](path) [testxls](name) [](caption)</text:p>
          </table:table-cell>
          <table:table-cell office:value-type="string">
            <text:p>Save Success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1" table:number-rows-spanned="2">
            <text:p>Delete Photo</text:p>
          </table:table-cell>
          <table:table-cell office:value-type="string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 table:style-name="ce9"/>
          <table:table-cell office:value-type="string">
            <text:p>Action Success</text:p>
          </table:table-cell>
          <table:table-cell office:value-type="string">
            <text:p>Choice – [testxls]</text:p>
          </table:table-cell>
          <table:table-cell office:value-type="string">
            <text:p>Delete Success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1" table:number-rows-spanned="5">
            <text:p>Move Photo</text:p>
          </table:table-cell>
          <table:table-cell table:style-name="ce8" office:value-type="string" table:number-columns-spanned="1" table:number-rows-spanned="4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 table:style-name="ce9"/>
          <table:covered-table-cell/>
          <table:table-cell office:value-type="string">
            <text:p>[](albumname)</text:p>
          </table:table-cell>
          <table:table-cell office:value-type="string">
            <text:p>Please enter a valid name</text:p>
          </table:table-cell>
          <table:table-cell table:number-columns-repeated="2"/>
        </table:table-row>
        <table:table-row table:style-name="ro2">
          <table:covered-table-cell table:style-name="ce9"/>
          <table:covered-table-cell/>
          <table:table-cell office:value-type="string">
            <text:p>[asdfasdf](albumname)</text:p>
          </table:table-cell>
          <table:table-cell office:value-type="string">
            <text:p>Error in Album Name</text:p>
          </table:table-cell>
          <table:table-cell table:number-columns-repeated="2"/>
        </table:table-row>
        <table:table-row table:style-name="ro2">
          <table:covered-table-cell table:style-name="ce9"/>
          <table:covered-table-cell/>
          <table:table-cell office:value-type="string">
            <text:p>[a3]</text:p>
          </table:table-cell>
          <table:table-cell office:value-type="string">
            <text:p>Photo already exists</text:p>
          </table:table-cell>
          <table:table-cell table:number-columns-repeated="2"/>
        </table:table-row>
        <table:table-row table:style-name="ro2">
          <table:covered-table-cell table:style-name="ce9"/>
          <table:table-cell office:value-type="string">
            <text:p>Action Success</text:p>
          </table:table-cell>
          <table:table-cell office:value-type="string">
            <text:p>[a]</text:p>
          </table:table-cell>
          <table:table-cell office:value-type="string">
            <text:p>Move Success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1" table:number-rows-spanned="2">
            <text:p>Display</text:p>
          </table:table-cell>
          <table:table-cell office:value-type="string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 table:style-name="ce9"/>
          <table:table-cell office:value-type="string">
            <text:p>Action Success</text:p>
          </table:table-cell>
          <table:table-cell office:value-type="string">
            <text:p>Selected list</text:p>
          </table:table-cell>
          <table:table-cell office:value-type="string">
            <text:p>Opens Display UI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1" table:number-rows-spanned="2">
            <text:p>SlideShow</text:p>
          </table:table-cell>
          <table:table-cell office:value-type="string">
            <text:p>Error Window</text:p>
          </table:table-cell>
          <table:table-cell office:value-type="string">
            <text:p>left-&gt;left, right-&gt;right-&gt;right</text:p>
          </table:table-cell>
          <table:table-cell office:value-type="string">
            <text:p>No more photos left</text:p>
          </table:table-cell>
          <table:table-cell table:number-columns-repeated="2"/>
        </table:table-row>
        <table:table-row table:style-name="ro2">
          <table:covered-table-cell table:style-name="ce9"/>
          <table:table-cell office:value-type="string">
            <text:p>Action Success</text:p>
          </table:table-cell>
          <table:table-cell office:value-type="string">
            <text:p>left, right</text:p>
          </table:table-cell>
          <table:table-cell office:value-type="string">
            <text:p>Photo slideshow (manual)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1" table:number-rows-spanned="2">
            <text:p>Caption</text:p>
          </table:table-cell>
          <table:table-cell office:value-type="string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 table:style-name="ce9"/>
          <table:table-cell office:value-type="string">
            <text:p>Action Success</text:p>
          </table:table-cell>
          <table:table-cell office:value-type="string">
            <text:p>[],[image],[imagecaption],[ <text:s text:c="3"/>]</text:p>
          </table:table-cell>
          <table:table-cell office:value-type="string">
            <text:p>Edit Success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1" table:number-rows-spanned="3">
            <text:p>Add Tag</text:p>
          </table:table-cell>
          <table:table-cell table:style-name="ce8" office:value-type="string" table:number-columns-spanned="1" table:number-rows-spanned="2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 table:style-name="ce9"/>
          <table:covered-table-cell/>
          <table:table-cell office:value-type="string">
            <text:p>[]</text:p>
          </table:table-cell>
          <table:table-cell office:value-type="string">
            <text:p>Enter Valid Tag Value</text:p>
          </table:table-cell>
          <table:table-cell table:number-columns-repeated="2"/>
        </table:table-row>
        <table:table-row table:style-name="ro2">
          <table:covered-table-cell table:style-name="ce9"/>
          <table:table-cell office:value-type="string">
            <text:p>Action Success</text:p>
          </table:table-cell>
          <table:table-cell office:value-type="string">
            <text:p>[PERSON][me]</text:p>
          </table:table-cell>
          <table:table-cell office:value-type="string">
            <text:p>Tag Saved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1" table:number-rows-spanned="3">
            <text:p>Delete Tag</text:p>
          </table:table-cell>
          <table:table-cell table:style-name="ce8" office:value-type="string" table:number-columns-spanned="1" table:number-rows-spanned="2">
            <text:p>Error Window</text:p>
          </table:table-cell>
          <table:table-cell office:value-type="string">
            <text:p>no choice</text:p>
          </table:table-cell>
          <table:table-cell office:value-type="string">
            <text:p>You didn't select anything!</text:p>
          </table:table-cell>
          <table:table-cell table:number-columns-repeated="2"/>
        </table:table-row>
        <table:table-row table:style-name="ro2">
          <table:covered-table-cell table:style-name="ce9"/>
          <table:covered-table-cell/>
          <table:table-cell office:value-type="string">
            <text:p>[], [PERSON][asdf]</text:p>
          </table:table-cell>
          <table:table-cell office:value-type="string">
            <text:p>Tag Not Deleted</text:p>
          </table:table-cell>
          <table:table-cell table:number-columns-repeated="2"/>
        </table:table-row>
        <table:table-row table:style-name="ro2">
          <table:covered-table-cell table:style-name="ce9"/>
          <table:table-cell office:value-type="string">
            <text:p>Action Success</text:p>
          </table:table-cell>
          <table:table-cell office:value-type="string">
            <text:p>[PERSON][me]</text:p>
          </table:table-cell>
          <table:table-cell office:value-type="string">
            <text:p>Tag Deleted</text:p>
          </table:table-cell>
          <table:table-cell table:number-columns-repeated="2"/>
        </table:table-row>
      </table:table>
      <table:table table:name="Sheet2" table:style-name="ta2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4/11/2016</text:date>, <text:time>19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9:18:00.39</dc:date>
    <dc:creator>sdfsdf </dc:creator>
    <meta:document-statistic meta:table-count="3" meta:cell-count="173" meta:object-count="0"/>
    <meta:generator>OpenOffice/4.1.1$Win32 OpenOffice.org_project/411m6$Build-9775</meta:generator>
  </office:meta>
</office:document-meta>
</file>